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df968" officeooo:paragraph-rsid="001df968" style:font-size-asian="20pt" style:font-size-complex="20pt"/>
    </style:style>
    <style:style style:name="P2" style:family="paragraph" style:parent-style-name="Standard">
      <style:text-properties style:text-line-through-style="solid" style:text-line-through-type="single" fo:font-size="20pt" officeooo:rsid="001df968" officeooo:paragraph-rsid="001df968" style:font-size-asian="20pt" style:font-size-complex="20pt"/>
    </style:style>
    <style:style style:name="P3" style:family="paragraph" style:parent-style-name="Standard">
      <style:text-properties style:text-line-through-style="solid" style:text-line-through-type="single" fo:font-size="20pt" officeooo:rsid="001df968" officeooo:paragraph-rsid="001df968" style:font-size-asian="20pt" style:font-size-complex="20pt"/>
    </style:style>
    <style:style style:name="P4" style:family="paragraph" style:parent-style-name="Standard">
      <style:text-properties fo:font-size="20pt" officeooo:rsid="001df968" officeooo:paragraph-rsid="001df968" style:font-size-asian="20pt" style:font-size-complex="20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size="10pt" officeooo:rsid="0020d40a" style:font-size-asian="8.75pt" style:font-size-complex="10pt"/>
    </style:style>
    <style:style style:name="T5" style:family="text">
      <style:text-properties officeooo:rsid="0020d40a"/>
    </style:style>
    <style:style style:name="T6" style:family="text">
      <style:text-properties fo:font-size="12pt" officeooo:rsid="0020d40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celar pedido<text:tab/><text:span text:style-name="T6">Precondición quitada</text:span></text:p>
      <text:p text:style-name="P1">Pedir reembolso<text:tab/><text:span text:style-name="T6">Precondición quitada</text:span></text:p>
      <text:p text:style-name="P2">Crear tipo de usuario</text:p>
      <text:p text:style-name="P2">Borrar tipo de usuario</text:p>
      <text:p text:style-name="P2">Editar tipo de usuario</text:p>
      <text:p text:style-name="P2">El administrador puede registrar compras personalmente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09:36:03.312000000</meta:creation-date>
    <dc:date>2023-03-06T12:11:28.706000000</dc:date>
    <meta:editing-duration>PT2H41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6" meta:word-count="26" meta:character-count="192" meta:non-whitespace-character-count="172"/>
  </office:meta>
</office:document-meta>
</file>